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ndas" svg:font-family="Chandas" style:font-pitch="variable"/>
    <style:font-face style:name="FreeSans" svg:font-family="FreeSans" style:font-family-generic="swiss" style:font-pitch="variable"/>
    <style:font-face style:name="Gargi" svg:font-family="Garg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fc25" officeooo:paragraph-rsid="0014fc25"/>
    </style:style>
    <style:style style:name="P2" style:family="paragraph" style:parent-style-name="Standard">
      <style:text-properties officeooo:rsid="0014fc25" officeooo:paragraph-rsid="0016021f"/>
    </style:style>
    <style:style style:name="P3" style:family="paragraph" style:parent-style-name="Standard">
      <style:text-properties officeooo:rsid="0014fc25" officeooo:paragraph-rsid="0017419c"/>
    </style:style>
    <style:style style:name="P4" style:family="paragraph" style:parent-style-name="Standard">
      <style:text-properties officeooo:rsid="0014fc25" officeooo:paragraph-rsid="00189b29"/>
    </style:style>
    <style:style style:name="P5" style:family="paragraph" style:parent-style-name="Heading_20_2">
      <style:text-properties officeooo:rsid="0014fc25" officeooo:paragraph-rsid="00189b29"/>
    </style:style>
    <style:style style:name="P6" style:family="paragraph" style:parent-style-name="Preformatted_20_Text">
      <style:text-properties officeooo:rsid="0014fc25" officeooo:paragraph-rsid="00189b29"/>
    </style:style>
    <style:style style:name="P7" style:family="paragraph" style:parent-style-name="Text_20_body">
      <style:text-properties officeooo:rsid="0014fc25" officeooo:paragraph-rsid="00189b29"/>
    </style:style>
    <style:style style:name="P8" style:family="paragraph" style:parent-style-name="Standard">
      <style:text-properties officeooo:rsid="0014fc25" officeooo:paragraph-rsid="001a395e"/>
    </style:style>
    <style:style style:name="P9" style:family="paragraph" style:parent-style-name="Standard">
      <style:text-properties officeooo:rsid="0014fc25" officeooo:paragraph-rsid="001c9d7e"/>
    </style:style>
    <style:style style:name="P10" style:family="paragraph" style:parent-style-name="Standard">
      <style:text-properties officeooo:rsid="0014fc25" officeooo:paragraph-rsid="001de4d1"/>
    </style:style>
    <style:style style:name="P11" style:family="paragraph" style:parent-style-name="Preformatted_20_Text">
      <style:text-properties officeooo:rsid="0014fc25" officeooo:paragraph-rsid="001ee11e"/>
    </style:style>
    <style:style style:name="P12" style:family="paragraph" style:parent-style-name="Standard">
      <style:text-properties officeooo:rsid="0014fc25" officeooo:paragraph-rsid="001ee11e"/>
    </style:style>
    <style:style style:name="P13" style:family="paragraph" style:parent-style-name="Preformatted_20_Text">
      <style:text-properties officeooo:rsid="0014fc25" officeooo:paragraph-rsid="002355d1"/>
    </style:style>
    <style:style style:name="P14" style:family="paragraph" style:parent-style-name="Standard">
      <style:text-properties officeooo:rsid="0014fc25" officeooo:paragraph-rsid="00207726"/>
    </style:style>
    <style:style style:name="P15" style:family="paragraph" style:parent-style-name="Standard">
      <style:text-properties officeooo:rsid="0014fc25" officeooo:paragraph-rsid="0021f4d5"/>
    </style:style>
    <style:style style:name="P16" style:family="paragraph" style:parent-style-name="Preformatted_20_Text">
      <style:text-properties officeooo:rsid="0014fc25" officeooo:paragraph-rsid="00260576"/>
    </style:style>
    <style:style style:name="P17" style:family="paragraph" style:parent-style-name="Standard">
      <style:text-properties officeooo:rsid="0014fc25" officeooo:paragraph-rsid="00290b0c"/>
    </style:style>
    <style:style style:name="P18" style:family="paragraph" style:parent-style-name="Standard">
      <style:text-properties fo:color="#2a6099" loext:opacity="100%" fo:font-size="21pt" officeooo:rsid="0014fc25" officeooo:paragraph-rsid="0014fc25" style:font-size-asian="21pt" style:font-size-complex="21pt"/>
    </style:style>
    <style:style style:name="P19" style:family="paragraph" style:parent-style-name="Preformatted_20_Text">
      <style:paragraph-properties fo:margin-top="0cm" fo:margin-bottom="0.499cm" style:contextual-spacing="false"/>
    </style:style>
    <style:style style:name="P20" style:family="paragraph" style:parent-style-name="Preformatted_20_Text">
      <style:text-properties officeooo:paragraph-rsid="002355d1"/>
    </style:style>
    <style:style style:name="P21" style:family="paragraph" style:parent-style-name="Preformatted_20_Text">
      <style:text-properties officeooo:paragraph-rsid="00246b0e"/>
    </style:style>
    <style:style style:name="P22" style:family="paragraph" style:parent-style-name="Standard">
      <style:text-properties officeooo:paragraph-rsid="00290b0c"/>
    </style:style>
    <style:style style:name="P23" style:family="paragraph" style:parent-style-name="Standard">
      <style:text-properties officeooo:paragraph-rsid="00342e63"/>
    </style:style>
    <style:style style:name="P24" style:family="paragraph" style:parent-style-name="Standard">
      <style:text-properties officeooo:paragraph-rsid="00342e63"/>
    </style:style>
    <style:style style:name="P25" style:family="paragraph" style:parent-style-name="Standard">
      <style:text-properties officeooo:paragraph-rsid="00362720"/>
    </style:style>
    <style:style style:name="P26" style:family="paragraph" style:parent-style-name="Standard">
      <style:text-properties officeooo:rsid="0014fc25" officeooo:paragraph-rsid="0036c513"/>
    </style:style>
    <style:style style:name="P27" style:family="paragraph" style:parent-style-name="Standard">
      <style:text-properties officeooo:rsid="0014fc25" officeooo:paragraph-rsid="00189b29"/>
    </style:style>
    <style:style style:name="P28" style:family="paragraph" style:parent-style-name="Standard">
      <style:text-properties officeooo:paragraph-rsid="00382f8a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89b29" fo:background-color="#81d41a" loext:char-shading-value="0"/>
    </style:style>
    <style:style style:name="T3" style:family="text">
      <style:text-properties officeooo:rsid="00207726" fo:background-color="#81d41a" loext:char-shading-value="0"/>
    </style:style>
    <style:style style:name="T4" style:family="text">
      <style:text-properties officeooo:rsid="0016021f"/>
    </style:style>
    <style:style style:name="T5" style:family="text">
      <style:text-properties fo:color="#2a6099" loext:opacity="100%" fo:font-weight="bold" officeooo:rsid="00189b29" fo:background-color="transparent" loext:char-shading-value="0" style:font-weight-asian="bold" style:font-weight-complex="bold"/>
    </style:style>
    <style:style style:name="T6" style:family="text">
      <style:text-properties fo:color="#2a6099" loext:opacity="100%" fo:font-weight="bold" officeooo:rsid="0017419c" style:font-weight-asian="bold" style:font-weight-complex="bold"/>
    </style:style>
    <style:style style:name="T7" style:family="text">
      <style:text-properties fo:color="#2a6099" loext:opacity="100%" fo:font-size="22pt" officeooo:rsid="001a395e" fo:background-color="transparent" loext:char-shading-value="0" style:font-size-asian="22pt" style:font-size-complex="22pt"/>
    </style:style>
    <style:style style:name="T8" style:family="text">
      <style:text-properties fo:color="#2a6099" loext:opacity="100%" fo:font-size="22pt" officeooo:rsid="001de4d1" fo:background-color="transparent" loext:char-shading-value="0" style:font-size-asian="22pt" style:font-size-complex="22pt"/>
    </style:style>
    <style:style style:name="T9" style:family="text">
      <style:text-properties fo:color="#2a6099" loext:opacity="100%" fo:font-size="22pt" officeooo:rsid="001ee11e" fo:background-color="transparent" loext:char-shading-value="0" style:font-size-asian="22pt" style:font-size-complex="22pt"/>
    </style:style>
    <style:style style:name="T10" style:family="text">
      <style:text-properties fo:color="#2a6099" loext:opacity="100%" fo:font-size="22pt" fo:font-weight="bold" officeooo:rsid="001a395e" fo:background-color="transparent" loext:char-shading-value="0" style:font-size-asian="22pt" style:font-weight-asian="bold" style:font-size-complex="22pt" style:font-weight-complex="bold"/>
    </style:style>
    <style:style style:name="T11" style:family="text">
      <style:text-properties fo:color="#2a6099" loext:opacity="100%" fo:font-size="22pt" officeooo:rsid="001de4d1" fo:background-color="#81d41a" loext:char-shading-value="0" style:font-size-asian="22pt" style:font-size-complex="22pt"/>
    </style:style>
    <style:style style:name="T12" style:family="text">
      <style:text-properties fo:color="#000000" loext:opacity="100%" fo:font-size="22pt" fo:font-weight="normal" officeooo:rsid="001a395e" fo:background-color="#ffff00" loext:char-shading-value="0" style:font-size-asian="22pt" style:font-weight-asian="normal" style:font-size-complex="22pt" style:font-weight-complex="normal"/>
    </style:style>
    <style:style style:name="T13" style:family="text">
      <style:text-properties fo:color="#000000" loext:opacity="100%" fo:font-size="22pt" fo:font-weight="normal" officeooo:rsid="001c9d7e" fo:background-color="transparent" loext:char-shading-value="0" style:font-size-asian="22pt" style:font-weight-asian="normal" style:font-size-complex="22pt" style:font-weight-complex="normal"/>
    </style:style>
    <style:style style:name="T14" style:family="text">
      <style:text-properties fo:color="#000000" loext:opacity="100%" fo:font-size="22pt" fo:font-weight="normal" officeooo:rsid="001c9d7e" fo:background-color="#81d41a" loext:char-shading-value="0" style:font-size-asian="22pt" style:font-weight-asian="normal" style:font-size-complex="22pt" style:font-weight-complex="normal"/>
    </style:style>
    <style:style style:name="T15" style:family="text">
      <style:text-properties fo:color="#000000" loext:opacity="100%" fo:font-size="24pt" officeooo:rsid="0036c513" fo:background-color="transparent" loext:char-shading-value="0" style:font-size-asian="24pt" style:font-size-complex="24pt"/>
    </style:style>
    <style:style style:name="T16" style:family="text">
      <style:text-properties fo:color="#000000" loext:opacity="100%" fo:font-size="24pt" fo:font-weight="bold" officeooo:rsid="0036c513" fo:background-color="transparent" loext:char-shading-value="0" style:font-size-asian="24pt" style:font-weight-asian="bold" style:font-size-complex="24pt" style:font-weight-complex="bold"/>
    </style:style>
    <style:style style:name="T17" style:family="text">
      <style:text-properties fo:color="#000000" loext:opacity="100%" fo:font-size="24pt" fo:font-weight="normal" officeooo:rsid="0036c513" fo:background-color="transparent" loext:char-shading-value="0" style:font-size-asian="24pt" style:font-weight-asian="normal" style:font-size-complex="24pt" style:font-weight-complex="normal"/>
    </style:style>
    <style:style style:name="T18" style:family="text">
      <style:text-properties fo:color="#000000" loext:opacity="100%" fo:font-size="24pt" fo:font-style="italic" fo:font-weight="bold" officeooo:rsid="0036c513" fo:background-color="transparent" loext:char-shading-value="0" style:font-size-asian="24pt" style:font-style-asian="italic" style:font-weight-asian="bold" style:font-size-complex="24pt" style:font-style-complex="italic" style:font-weight-complex="bold"/>
    </style:style>
    <style:style style:name="T19" style:family="text">
      <style:text-properties fo:color="#000000" loext:opacity="100%" fo:font-size="24pt" fo:font-style="normal" fo:font-weight="bold" officeooo:rsid="0036c513" fo:background-color="transparent" loext:char-shading-value="0" style:font-size-asian="24pt" style:font-style-asian="normal" style:font-weight-asian="bold" style:font-size-complex="24pt" style:font-style-complex="normal" style:font-weight-complex="bold"/>
    </style:style>
    <style:style style:name="T20" style:family="text">
      <style:text-properties fo:color="#000000" loext:opacity="100%" fo:font-weight="normal" officeooo:rsid="0036c513" fo:background-color="transparent" loext:char-shading-value="0" style:font-weight-asian="normal" style:font-weight-complex="normal"/>
    </style:style>
    <style:style style:name="T21" style:family="text">
      <style:text-properties fo:color="#000000" loext:opacity="100%" fo:font-size="20pt" fo:font-weight="normal" officeooo:rsid="0036c513" fo:background-color="transparent" loext:char-shading-value="0" style:font-size-asian="20pt" style:font-weight-asian="normal" style:font-size-complex="20pt" style:font-weight-complex="normal"/>
    </style:style>
    <style:style style:name="T22" style:family="text">
      <style:text-properties fo:background-color="transparent" loext:char-shading-value="0"/>
    </style:style>
    <style:style style:name="T23" style:family="text">
      <style:text-properties fo:font-size="21pt" officeooo:rsid="00189b29" fo:background-color="transparent" loext:char-shading-value="0" style:font-size-asian="21pt" style:font-size-complex="21pt"/>
    </style:style>
    <style:style style:name="T24" style:family="text">
      <style:text-properties fo:font-size="21pt" officeooo:rsid="002355d1" fo:background-color="transparent" loext:char-shading-value="0" style:font-size-asian="21pt" style:font-size-complex="21pt"/>
    </style:style>
    <style:style style:name="T25" style:family="text">
      <style:text-properties fo:font-size="21pt" officeooo:rsid="00260576" fo:background-color="transparent" loext:char-shading-value="0" style:font-size-asian="21pt" style:font-size-complex="21pt"/>
    </style:style>
    <style:style style:name="T26" style:family="text">
      <style:text-properties fo:font-size="21pt" officeooo:rsid="00260576" fo:background-color="#ffff00" loext:char-shading-value="0" style:font-size-asian="21pt" style:font-size-complex="21pt"/>
    </style:style>
    <style:style style:name="T27" style:family="text">
      <style:text-properties fo:font-size="21pt" officeooo:rsid="00189b29" fo:background-color="#ffff00" loext:char-shading-value="0" style:font-size-asian="21pt" style:font-size-complex="21pt"/>
    </style:style>
    <style:style style:name="T28" style:family="text">
      <style:text-properties fo:font-size="21pt" officeooo:rsid="00290b0c" fo:background-color="#ffff00" loext:char-shading-value="0" style:font-size-asian="21pt" style:font-size-complex="21pt"/>
    </style:style>
    <style:style style:name="T29" style:family="text">
      <style:text-properties style:font-name="Chandas" fo:font-size="21pt" officeooo:rsid="00189b29" fo:background-color="transparent" loext:char-shading-value="0" style:font-size-asian="21pt" style:font-size-complex="21pt"/>
    </style:style>
    <style:style style:name="T30" style:family="text">
      <style:text-properties style:font-name="Chandas" fo:font-size="21pt" officeooo:rsid="0021f4d5" fo:background-color="transparent" loext:char-shading-value="0" style:font-size-asian="21pt" style:font-size-complex="21pt"/>
    </style:style>
    <style:style style:name="T31" style:family="text">
      <style:text-properties fo:color="#bfc7d5" loext:opacity="100%" fo:font-size="21pt" officeooo:rsid="002355d1" fo:background-color="#292d3e" loext:char-shading-value="0" style:font-size-asian="21pt" style:font-size-complex="21pt"/>
    </style:style>
    <style:style style:name="T32" style:family="text">
      <style:text-properties fo:color="#bfc7d5" loext:opacity="100%" fo:background-color="#292d3e" loext:char-shading-value="0"/>
    </style:style>
    <style:style style:name="T33" style:family="text">
      <style:text-properties fo:color="#bfc7d5" loext:opacity="100%" officeooo:rsid="002355d1" fo:background-color="#292d3e" loext:char-shading-value="0"/>
    </style:style>
    <style:style style:name="T34" style:family="text">
      <style:text-properties fo:color="#bfc7d5" loext:opacity="100%" officeooo:rsid="00246b0e" fo:background-color="#292d3e" loext:char-shading-value="0"/>
    </style:style>
    <style:style style:name="T35" style:family="text">
      <style:text-properties fo:color="#82aaff" loext:opacity="100%" fo:font-size="21pt" officeooo:rsid="002355d1" fo:background-color="#292d3e" loext:char-shading-value="0" style:font-size-asian="21pt" style:font-size-complex="21pt"/>
    </style:style>
    <style:style style:name="T36" style:family="text">
      <style:text-properties fo:background-color="#292d3e" loext:char-shading-value="0"/>
    </style:style>
    <style:style style:name="T37" style:family="text">
      <style:text-properties fo:color="#ff0000" loext:opacity="100%" fo:font-size="21pt" officeooo:rsid="002355d1" fo:background-color="transparent" loext:char-shading-value="0" style:font-size-asian="21pt" style:font-size-complex="21pt"/>
    </style:style>
    <style:style style:name="T38" style:family="text">
      <style:text-properties fo:color="#c9211e" loext:opacity="100%" fo:font-size="21pt" officeooo:rsid="00260576" fo:background-color="transparent" loext:char-shading-value="0" style:font-size-asian="21pt" style:font-size-complex="21pt"/>
    </style:style>
    <style:style style:name="T39" style:family="text">
      <style:text-properties style:font-name="Gargi" fo:font-size="20pt" style:font-size-asian="20pt" style:font-size-complex="20pt"/>
    </style:style>
    <style:style style:name="T40" style:family="text">
      <style:text-properties style:font-name="Gargi" fo:font-size="20pt" officeooo:rsid="00290b0c" style:font-size-asian="20pt" style:font-size-complex="20pt"/>
    </style:style>
    <style:style style:name="T41" style:family="text">
      <style:text-properties style:font-name="Gargi" fo:font-size="20pt" officeooo:rsid="00382f8a" style:font-size-asian="20pt" style:font-size-complex="20pt"/>
    </style:style>
    <style:style style:name="T42" style:family="text">
      <style:text-properties style:font-name="Gargi" fo:font-size="20pt" officeooo:rsid="00290b0c" fo:background-color="#00a933" loext:char-shading-value="0" style:font-size-asian="20pt" style:font-size-complex="20pt"/>
    </style:style>
    <style:style style:name="T43" style:family="text">
      <style:text-properties style:font-name="Gargi" fo:font-size="20pt" officeooo:rsid="00342e63" fo:background-color="#00a933" loext:char-shading-value="0" style:font-size-asian="20pt" style:font-size-complex="20pt"/>
    </style:style>
    <style:style style:name="T44" style:family="text">
      <style:text-properties style:font-name="Gargi" fo:font-size="20pt" officeooo:rsid="00382f8a" fo:background-color="#00a933" loext:char-shading-value="0" style:font-size-asian="20pt" style:font-size-complex="20pt"/>
    </style:style>
    <style:style style:name="T45" style:family="text">
      <style:text-properties style:font-name="Gargi" fo:font-size="20pt" officeooo:rsid="00382f8a" fo:background-color="transparent" loext:char-shading-value="0" style:font-size-asian="20pt" style:font-size-complex="20pt"/>
    </style:style>
    <style:style style:name="T46" style:family="text">
      <style:text-properties style:font-name="Gargi" fo:font-size="20pt" officeooo:rsid="00382f8a" fo:background-color="transparent" loext:char-shading-value="0" style:font-size-asian="20pt" style:font-size-complex="20pt"/>
    </style:style>
    <style:style style:name="T47" style:family="text">
      <style:text-properties style:font-name="FreeSans" fo:font-size="26pt" fo:font-weight="bold" style:font-size-asian="26pt" style:font-weight-asian="bold" style:font-size-complex="26pt" style:font-weight-complex="bold"/>
    </style:style>
    <style:style style:name="T48" style:family="text">
      <style:text-properties style:font-name="FreeSans" fo:font-size="26pt" fo:font-weight="normal" officeooo:rsid="00362720" style:font-size-asian="26pt" style:font-weight-asian="normal" style:font-size-complex="26pt" style:font-weight-complex="normal"/>
    </style:style>
    <style:style style:name="T49" style:family="text">
      <style:text-properties style:text-underline-style="solid" style:text-underline-width="auto" style:text-underline-color="font-color"/>
    </style:style>
    <style:style style:name="T50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To Run the XAMPP</text:p>
      <text:p text:style-name="P1"/>
      <text:p text:style-name="P1"><text:span text:style-name="Source_20_Text"><text:span text:style-name="T1">sudo /opt/lampp/lampp start</text:span></text:span></text:p>
      <text:p text:style-name="P1"><text:span text:style-name="Source_20_Text"/></text:p>
      <text:p text:style-name="P1"><text:span text:style-name="Source_20_Text">Starting XAMPP 1.8.2...<text:line-break/>LAMPP: Starting Apache...<text:line-break/>LAMPP: Starting MySQL...<text:line-break/>LAMPP started.<text:line-break/><text:line-break/>Ready. Apache and MySQL are running.</text:span></text:p>
      <text:p text:style-name="P1"><text:span text:style-name="Source_20_Text"/></text:p>
      <text:p text:style-name="P1"><text:span text:style-name="Source_20_Text"/></text:p>
      <text:p text:style-name="P1"><text:span text:style-name="Source_20_Text"><text:span text:style-name="T1">sudo /opt/lampp/lampp stop</text:span></text:span></text:p>
      <text:p text:style-name="P1"><text:span text:style-name="Source_20_Text"><text:span text:style-name="T1"/></text:span></text:p>
      <text:p text:style-name="P1"/>
      <text:p text:style-name="P1"><text:span text:style-name="Source_20_Text">Stopping XAMPP 1.8.2...<text:line-break/>LAMPP: Stopping Apache...<text:line-break/>LAMPP: Stopping MySQL...<text:line-break/>LAMPP stopped.</text:span></text:p>
      <text:p text:style-name="P1"><text:span text:style-name="Source_20_Text"/></text:p>
      <text:p text:style-name="P2"><text:span text:style-name="Source_20_Text"><text:span text:style-name="T4">To start and stop the XAMPP we have the graphical tool,use the following command</text:span></text:span></text:p>
      <text:p text:style-name="P2"><text:span text:style-name="Source_20_Text"/></text:p>
      <text:p text:style-name="P2"><text:span text:style-name="Source_20_Text">cd /opt/lampp<text:line-break/>sudo ./manager-linux.run (or manager-linux-x64.run)</text:span></text:p>
      <text:p text:style-name="P2"><text:span text:style-name="Source_20_Text"/></text:p>
      <text:p text:style-name="P2"><text:span text:style-name="Source_20_Text"/></text:p>
      <text:p text:style-name="P3"><text:span text:style-name="Source_20_Text"><text:span text:style-name="T6">Test URL</text:span></text:span></text:p>
      <text:p text:style-name="P3"><text:span text:style-name="Source_20_Text"/></text:p>
      <text:p text:style-name="P3"><text:a xlink:type="simple" xlink:href="http://localhost/" text:style-name="Internet_20_link" text:visited-style-name="Visited_20_Internet_20_Link"><text:span text:style-name="Source_20_Text"><text:span text:style-name="T1">http://localhost</text:span></text:span></text:a></text:p>
      <text:p text:style-name="P3"><text:span text:style-name="Source_20_Text"><text:span text:style-name="T2"/></text:span></text:p>
      <text:p text:style-name="P3"><text:span text:style-name="Source_20_Text"><text:span text:style-name="T2"/></text:span></text:p>
      <text:p text:style-name="P4"><text:span text:style-name="Source_20_Text"><text:span text:style-name="T5">To track the error </text:span></text:span></text:p>
      <text:p text:style-name="P4"><text:span text:style-name="Source_20_Text"><text:span text:style-name="T2"/></text:span></text:p>
      <text:p text:style-name="P4"><text:span text:style-name="Source_20_Text"><text:span text:style-name="T2">tail -2 /opt/lampp/logs/error_log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8"><text:soft-page-break/><text:span text:style-name="Source_20_Text"><text:span text:style-name="T10">To Install the Angular js</text:span></text:span></text:p>
      <text:p text:style-name="P8"><text:span text:style-name="Source_20_Text"><text:span text:style-name="T10"/></text:span></text:p>
      <text:p text:style-name="P8"><text:a xlink:type="simple" xlink:href="https://www.geeksforgeeks.org/how-to-install-angularjs-on-linux/" text:style-name="Internet_20_link" text:visited-style-name="Visited_20_Internet_20_Link"><text:span text:style-name="Source_20_Text"><text:span text:style-name="T12">https://www.geeksforgeeks.org/how-to-install-angularjs-on-linux/</text:span></text:span></text:a></text:p>
      <text:p text:style-name="P8"><text:span text:style-name="Source_20_Text"><text:span text:style-name="T12"/></text:span></text:p>
      <text:p text:style-name="P8"><text:span text:style-name="Source_20_Text"><text:span text:style-name="T12"/></text:span></text:p>
      <text:p text:style-name="P9"><text:span text:style-name="Source_20_Text"><text:span text:style-name="T13">use </text:span></text:span><text:span text:style-name="Source_20_Text"><text:span text:style-name="T14">sudo apt-get clean </text:span></text:span></text:p>
      <text:p text:style-name="P9"><text:span text:style-name="Source_20_Text"><text:span text:style-name="T13">if it shows any error</text:span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8"><text:span text:style-name="Source_20_Text"><text:span text:style-name="T7"/></text:span></text:p>
      <text:p text:style-name="P10"><text:span text:style-name="Source_20_Text"><text:span text:style-name="T8">For XAMPP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>malathy@malathy-virtual-machine:~$ </text:span></text:span><text:span text:style-name="Source_20_Text"><text:span text:style-name="T11">cd /opt/lampp/</text:span></text:span></text:p>
      <text:p text:style-name="P10"><text:span text:style-name="Source_20_Text"><text:span text:style-name="T8">malathy@malathy-virtual-machine:/</text:span></text:span><text:span text:style-name="Source_20_Text"><text:span text:style-name="T11">opt/lampp$ ls</text:span></text:span></text:p>
      <text:p text:style-name="P10"><text:span text:style-name="Source_20_Text"><text:span text:style-name="T8">apache2 <text:s text:c="6"/>htdocs <text:s text:c="2"/>libexec <text:s text:c="15"/>pear <text:s text:c="11"/>sbin</text:span></text:span></text:p>
      <text:p text:style-name="P10"><text:span text:style-name="Source_20_Text"><text:span text:style-name="T8">bin <text:s text:c="10"/>icons <text:s text:c="3"/>licenses <text:s text:c="14"/>php <text:s text:c="12"/>share</text:span></text:span></text:p>
      <text:p text:style-name="P10"><text:span text:style-name="Source_20_Text"><text:span text:style-name="T8">build <text:s text:c="8"/>img <text:s text:c="5"/>logs <text:s text:c="18"/>phpmyadmin <text:s text:c="5"/>temp</text:span></text:span></text:p>
      <text:p text:style-name="P10"><text:span text:style-name="Source_20_Text"><text:span text:style-name="T8">cgi-bin <text:s text:c="6"/>include <text:s/>man <text:s text:c="19"/>proftpd <text:s text:c="8"/>THIRDPARTY</text:span></text:span></text:p>
      <text:p text:style-name="P10"><text:span text:style-name="Source_20_Text"><text:span text:style-name="T8">ctlscript.sh <text:s/>info <text:s text:c="4"/>manager-linux-x64.run <text:s/>properties.ini <text:s/>uninstall</text:span></text:span></text:p>
      <text:p text:style-name="P10"><text:soft-page-break/><text:span text:style-name="Source_20_Text"><text:span text:style-name="T8">docs <text:s text:c="9"/>lampp <text:s text:c="3"/>manual <text:s text:c="16"/>README.md <text:s text:c="6"/>uninstall.dat</text:span></text:span></text:p>
      <text:p text:style-name="P10"><text:span text:style-name="Source_20_Text"><text:span text:style-name="T8">error <text:s text:c="8"/>lib <text:s text:c="5"/>modules <text:s text:c="15"/>README-wsrep <text:s text:c="3"/>var</text:span></text:span></text:p>
      <text:p text:style-name="P10"><text:span text:style-name="Source_20_Text"><text:span text:style-name="T8">etc <text:s text:c="10"/>lib64 <text:s text:c="3"/>mysql <text:s text:c="17"/>RELEASENOTES <text:s text:c="3"/>xampp</text:span></text:span></text:p>
      <text:p text:style-name="P10"><text:span text:style-name="Source_20_Text"><text:span text:style-name="T8">malathy@malathy-virtual-machine:/</text:span></text:span><text:span text:style-name="Source_20_Text"><text:span text:style-name="T11">opt/lampp$ sudo ./manager-linux-x64.run</text:span></text:span></text:p>
      <text:p text:style-name="P10"><text:span text:style-name="Source_20_Text"><text:span text:style-name="T8">[sudo] password for malathy: </text:span></text:span></text:p>
      <text:p text:style-name="P10"><text:span text:style-name="Source_20_Text"><text:span text:style-name="T8"/></text:span></text:p>
      <text:p text:style-name="P10"><text:span text:style-name="Source_20_Text"><text:span text:style-name="T8"/></text:span></text:p>
      <text:p text:style-name="P12"><text:span text:style-name="Source_20_Text"><text:span text:style-name="T9">To start php version</text:span></text:span></text:p>
      <text:p text:style-name="P12"><text:span text:style-name="Source_20_Text"><text:span text:style-name="T9"/></text:span></text:p>
      <text:p text:style-name="P11"><text:span text:style-name="Source_20_Text"><text:span text:style-name="T9">sudo a2enmod php7.2</text:span></text:span></text:p>
      <text:p text:style-name="P12"><text:span text:style-name="Source_20_Text"><text:span text:style-name="T9"/></text:span></text:p>
      <text:p text:style-name="P11"><text:span text:style-name="Source_20_Text"><text:span text:style-name="T9">$ sudo a2dismod php5.6</text:span></text:span></text:p>
      <text:p text:style-name="P12"><text:span text:style-name="Source_20_Text"><text:span text:style-name="T9"/></text:span></text:p>
      <text:p text:style-name="P4"><text:span text:style-name="Source_20_Text"><text:span text:style-name="T2"/></text:span></text:p>
      <text:p text:style-name="P6"><text:span text:style-name="Source_20_Text"><text:span text:style-name="T2">$ sudo update-alternatives --set php /usr/bin/php7.2</text:span></text:span></text:p>
      <text:p text:style-name="P4"><text:span text:style-name="Source_20_Text"><text:span text:style-name="T2"/></text:span></text:p>
      <text:p text:style-name="P6"><text:span text:style-name="Source_20_Text"><text:span text:style-name="T2">sudo systemctl restart apache2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14"><text:span text:style-name="Source_20_Text"><text:span text:style-name="T3">sudo apt install php8.0-missing version</text:span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26"><text:span text:style-name="Source_20_Text"><text:span text:style-name="T16">Create the laravel project in linux</text:span></text:span></text:p>
      <text:p text:style-name="P26"><text:span text:style-name="Source_20_Text"><text:span text:style-name="T17">create the project in desktop</text:span></text:span></text:p>
      <text:p text:style-name="Standard"><text:span text:style-name="Source_20_Text"><text:span text:style-name="T50"/></text:span></text:p>
      <text:p text:style-name="Standard"><text:span text:style-name="Source_20_Text"><text:span text:style-name="T50">composer create-project laravel/laravel AmalPharmacy</text:span></text:span></text:p>
      <text:p text:style-name="P26"><text:span text:style-name="Source_20_Text"><text:span text:style-name="T17"/></text:span></text:p>
      <text:p text:style-name="P26"><text:soft-page-break/><text:span text:style-name="Source_20_Text"><text:span text:style-name="T16">move to the </text:span></text:span><text:span text:style-name="Source_20_Text"><text:span text:style-name="T18">opt/</text:span></text:span><text:span text:style-name="Source_20_Text"><text:span text:style-name="T19">lampp/hdocs/</text:span></text:span></text:p>
      <text:p text:style-name="P26"><text:span text:style-name="Source_20_Text"><text:span text:style-name="T19"/></text:span></text:p>
      <text:p text:style-name="P26"><text:span text:style-name="Source_20_Text"><text:span text:style-name="T19">sudo mv ~/Desktop/demo/ </text:span></text:span><text:span text:style-name="Source_20_Text"><text:span text:style-name="T18">opt/lampp/htdocs/</text:span></text:span></text:p>
      <text:p text:style-name="P26"><text:span text:style-name="Source_20_Text"><text:span text:style-name="T18"/></text:span></text:p>
      <text:p text:style-name="P26"><text:span text:style-name="Source_20_Text"><text:span text:style-name="T18"/></text:span></text:p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/>
      <text:p text:style-name="P4"><text:span text:style-name="Source_20_Text"><text:span text:style-name="T2"/></text:span></text:p>
      <text:p text:style-name="P4"><text:span text:style-name="Source_20_Text"><text:span text:style-name="T2"/></text:span></text:p>
      <text:p text:style-name="P4"><text:span text:style-name="Source_20_Text"><text:span text:style-name="T22"/></text:span></text:p>
      <text:p text:style-name="P4"><text:span text:style-name="Source_20_Text"><text:span text:style-name="T22"/></text:span></text:p>
      <text:p text:style-name="P4"><text:span text:style-name="Source_20_Text"><text:span text:style-name="T22"/></text:span></text:p>
      <text:p text:style-name="P4"/>
      <text:p text:style-name="P4"><text:span text:style-name="Source_20_Text"><text:span text:style-name="T29"/></text:span></text:p>
      <text:p text:style-name="P15"><text:span text:style-name="Source_20_Text"><text:span text:style-name="T30">To check the php version list</text:span></text:span></text:p>
      <text:p text:style-name="P6"><text:span text:style-name="Source_20_Text"><text:span text:style-name="T23">sudo update-alternatives --list php</text:span></text:span></text:p>
      <text:p text:style-name="P6"><text:span text:style-name="Source_20_Text"><text:span text:style-name="T23"/></text:span></text:p>
      <text:p text:style-name="P6"><text:span text:style-name="Source_20_Text"><text:span text:style-name="T23"/></text:span></text:p>
      <text:h text:style-name="P5" text:outline-level="2"><text:bookmark text:name="laravel-breeze"/><text:a xlink:type="simple" xlink:href="https://laravel.com/docs/9.x/starter-kits#laravel-breeze" text:style-name="Internet_20_link" text:visited-style-name="Visited_20_Internet_20_Link"><text:span text:style-name="Source_20_Text"><text:span text:style-name="T23">Laravel Breeze</text:span></text:span></text:a></text:h>
      <text:p text:style-name="P7"><text:a xlink:type="simple" xlink:href="https://laravel.com/docs/9.x/starter-kits#laravel-breeze" text:style-name="Internet_20_link" text:visited-style-name="Visited_20_Internet_20_Link"><text:span text:style-name="Source_20_Text"><text:span text:style-name="T23">https://laravel.com/docs/9.x/starter-kits#laravel-breeze</text:span></text:span></text:a></text:p>
      <text:p text:style-name="P7"><text:span text:style-name="Source_20_Text"><text:span text:style-name="T23"/></text:span></text:p>
      <text:p text:style-name="P6"><text:span text:style-name="Source_20_Text"><text:span text:style-name="T23"/></text:span></text:p>
      <text:p text:style-name="P13"><text:span text:style-name="Source_20_Text"><text:span text:style-name="T24">To Login and to Register</text:span></text:span></text:p>
      <text:p text:style-name="P13"><text:span text:style-name="Source_20_Text"><text:span text:style-name="T24">we need to install breeze</text:span></text:span></text:p>
      <text:p text:style-name="P13"><text:span text:style-name="Source_20_Text"><text:span text:style-name="T24"/></text:span></text:p>
      <text:p text:style-name="P13"><text:span text:style-name="Source_20_Text"><text:span text:style-name="T24">Go to Paticular file path</text:span></text:span></text:p>
      <text:p text:style-name="P13"><text:soft-page-break/><text:span text:style-name="Source_20_Text"><text:span text:style-name="T24">We need to create the Database ex:website</text:span></text:span></text:p>
      <text:p text:style-name="P13"><text:span text:style-name="Source_20_Text"><text:span text:style-name="T24"/></text:span></text:p>
      <text:p text:style-name="P13"><text:bookmark text:name="clipText-0"/><text:span text:style-name="Source_20_Text"><text:span text:style-name="T31">composer require laravel/breeze –</text:span></text:span><text:span text:style-name="Source_20_Text"><text:span text:style-name="T35">dev</text:span></text:span></text:p>
      <text:p text:style-name="P13"><text:span text:style-name="Source_20_Text"><text:span text:style-name="T35"/></text:span></text:p>
      <text:p text:style-name="P13"><text:span text:style-name="Source_20_Text"><text:span text:style-name="T35"/></text:span></text:p>
      <text:p text:style-name="P13"><text:bookmark text:name="clipText-1"/><text:span text:style-name="Source_20_Text"><text:span text:style-name="T31">php artisan breeze:install</text:span></text:span></text:p>
      <text:p text:style-name="Preformatted_20_Text"><text:span text:style-name="Source_20_Text"><text:span text:style-name="T36"> </text:span></text:span></text:p>
      <text:p text:style-name="Preformatted_20_Text"><text:span text:style-name="Source_20_Text"><text:span text:style-name="T32">npm install</text:span></text:span></text:p>
      <text:p text:style-name="Preformatted_20_Text"><text:span text:style-name="Source_20_Text"><text:span text:style-name="T32">npm run dev</text:span></text:span></text:p>
      <text:p text:style-name="Preformatted_20_Text"><text:span text:style-name="Source_20_Text"><text:span text:style-name="T32"/></text:span></text:p>
      <text:p text:style-name="P21"><text:span text:style-name="Source_20_Text"><text:span text:style-name="T34">npm install &amp; npm run dev</text:span></text:span></text:p>
      <text:p text:style-name="P13"><text:span text:style-name="Source_20_Text"><text:span text:style-name="T37">We need to create the Database ex:website</text:span></text:span></text:p>
      <text:p text:style-name="Preformatted_20_Text"><text:span text:style-name="Source_20_Text"><text:span text:style-name="T32"/></text:span></text:p>
      <text:p text:style-name="Preformatted_20_Text"/>
      <text:p text:style-name="P20"><text:span text:style-name="Source_20_Text"><text:span text:style-name="T33"/></text:span></text:p>
      <text:p text:style-name="P19"><text:span text:style-name="Source_20_Text"><text:span text:style-name="T32">php artisan migrate</text:span></text:span></text:p>
      <text:p text:style-name="P13"><text:span text:style-name="Source_20_Text"><text:span text:style-name="T35"/></text:span></text:p>
      <text:p text:style-name="P13"><text:span text:style-name="Source_20_Text"><text:span text:style-name="T24"/></text:span></text:p>
      <text:p text:style-name="P16"><text:span text:style-name="Source_20_Text"><text:span text:style-name="T38">To stop the apache and database</text:span></text:span></text:p>
      <text:p text:style-name="P16"><text:span text:style-name="Source_20_Text"><text:span text:style-name="T25"/></text:span></text:p>
      <text:p text:style-name="P16"><text:span text:style-name="Source_20_Text"><text:span text:style-name="T25">malathy@malathy-virtual-machine:~$ </text:span></text:span><text:span text:style-name="Source_20_Text"><text:span text:style-name="T26">sudo service apache2 stop</text:span></text:span></text:p>
      <text:p text:style-name="P16"><text:span text:style-name="Source_20_Text"><text:span text:style-name="T25">[sudo] password for malathy: </text:span></text:span></text:p>
      <text:p text:style-name="P16"><text:span text:style-name="Source_20_Text"><text:span text:style-name="T25"/></text:span></text:p>
      <text:p text:style-name="P16"><text:span text:style-name="Source_20_Text"><text:span text:style-name="T25">malathy@malathy-virtual-machine:~$ </text:span></text:span><text:span text:style-name="Source_20_Text"><text:span text:style-name="T26">service mysql stop</text:span></text:span></text:p>
      <text:p text:style-name="P4"><text:span text:style-name="Source_20_Text"><text:span text:style-name="T27"/></text:span></text:p>
      <text:p text:style-name="P4"><text:span text:style-name="Source_20_Text"><text:span text:style-name="T27"/></text:span></text:p>
      <text:p text:style-name="P17"><text:span text:style-name="Source_20_Text"><text:span text:style-name="T28">At last we need to take the backup </text:span></text:span></text:p>
      <text:p text:style-name="P17"><text:span text:style-name="Source_20_Text"><text:span text:style-name="T28"/></text:span></text:p>
      <text:p text:style-name="P17"><text:span text:style-name="Source_20_Text"><text:span text:style-name="T28"/></text:span></text:p>
      <text:p text:style-name="Standard"><text:span text:style-name="Source_20_Text"><text:span text:style-name="T39"><text:s/></text:span></text:span><text:span text:style-name="Source_20_Text"><text:span text:style-name="T40">DB and project </text:span></text:span></text:p>
      <text:p text:style-name="P22"><text:soft-page-break/><text:span text:style-name="Source_20_Text"><text:span text:style-name="T40">before we need to run the following command.</text:span></text:span></text:p>
      <text:p text:style-name="P22"><text:span text:style-name="Source_20_Text"><text:span text:style-name="T42">Php artisan config:cache</text:span></text:span></text:p>
      <text:p text:style-name="P22"><text:span text:style-name="Source_20_Text"><text:span text:style-name="T42">php artisan cache:clear</text:span></text:span></text:p>
      <text:p text:style-name="P22"><text:span text:style-name="Source_20_Text"><text:span text:style-name="T42">php artisan view:clear</text:span></text:span></text:p>
      <text:p text:style-name="P22"><text:span text:style-name="Source_20_Text"><text:span text:style-name="T42"/></text:span></text:p>
      <text:p text:style-name="P22"><text:span text:style-name="Source_20_Text"><text:span text:style-name="T42"/></text:span></text:p>
      <text:p text:style-name="P23"><text:span text:style-name="Source_20_Text"><text:span text:style-name="T43">For Image we need to install the image intervention package</text:span></text:span></text:p>
      <text:p text:style-name="P23"><text:span text:style-name="Source_20_Text"><text:span text:style-name="T43"/></text:span></text:p>
      <text:p text:style-name="P23"><text:a xlink:type="simple" xlink:href="https://image.intervention.io/v2/introduction/installation" text:style-name="Internet_20_link" text:visited-style-name="Visited_20_Internet_20_Link"><text:span text:style-name="Source_20_Text"><text:span text:style-name="T43">https://image.intervention.io/v2/introduction/installation</text:span></text:span></text:a></text:p>
      <text:p text:style-name="P23"><text:span text:style-name="Source_20_Text"><text:span text:style-name="T43"/></text:span></text:p>
      <text:p text:style-name="P23"><text:span text:style-name="Source_20_Text"><text:span text:style-name="T43"/></text:span></text:p>
      <text:p text:style-name="Standard"><text:span text:style-name="Source_20_Text"><text:span text:style-name="T47">Composer update</text:span></text:span></text:p>
      <text:p text:style-name="Standard"><text:span text:style-name="Source_20_Text"><text:span text:style-name="T47"/></text:span></text:p>
      <text:p text:style-name="P25"><text:span text:style-name="Source_20_Text"><text:span text:style-name="T48">composer -v</text:span></text:span></text:p>
      <text:p text:style-name="P25"><text:span text:style-name="Source_20_Text"><text:span text:style-name="T48">composer self-update</text:span></text:span></text:p>
      <text:p text:style-name="P25"><text:span text:style-name="Source_20_Text"><text:span text:style-name="T48">composer self-update –2</text:span></text:span></text:p>
      <text:p text:style-name="P25"><text:span text:style-name="Source_20_Text"><text:span text:style-name="T48">composer self-update --rollback</text:span></text:span></text:p>
      <text:p text:style-name="P28"><text:soft-page-break/><text:span text:style-name="Source_20_Text"><text:span text:style-name="T46">For jetstreams project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N/A: version "N/A -&gt; N/A" is not yet installed.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You need to run "nvm install N/A" to install it before using it.</text:span></text:span></text:p>
      <text:p text:style-name="P28"><text:span text:style-name="Source_20_Text"><text:span text:style-name="T46">malathy@malathy-virtual-machine:/opt/lampp/htdocs/AmalPharmacy$ composer require laravel/jetstream</text:span></text:span></text:p>
      <text:p text:style-name="P28"><text:span text:style-name="Source_20_Text"><text:span text:style-name="T46">Info from https://repo.packagist.org: #StandWithUkraine</text:span></text:span></text:p>
      <text:p text:style-name="P28"><text:span text:style-name="Source_20_Text"><text:span text:style-name="T46">Using version ^2.10 for laravel/jetstream</text:span></text:span></text:p>
      <text:p text:style-name="P28"><text:span text:style-name="Source_20_Text"><text:span text:style-name="T46">./composer.json has been updated</text:span></text:span></text:p>
      <text:p text:style-name="P28"><text:span text:style-name="Source_20_Text"><text:span text:style-name="T46">Running composer update laravel/jetstream</text:span></text:span></text:p>
      <text:p text:style-name="P28"><text:span text:style-name="Source_20_Text"><text:span text:style-name="T46">Loading composer repositories with package information</text:span></text:span></text:p>
      <text:p text:style-name="P28"><text:span text:style-name="Source_20_Text"><text:span text:style-name="T46">Updating dependencies</text:span></text:span></text:p>
      <text:p text:style-name="P28"><text:span text:style-name="Source_20_Text"><text:span text:style-name="T46">Lock file operations: 9 installs, 0 updates, 0 removals</text:span></text:span></text:p>
      <text:p text:style-name="P28"><text:soft-page-break/><text:span text:style-name="Source_20_Text"><text:span text:style-name="T46"><text:s text:c="2"/>- Locking bacon/bacon-qr-code (2.0.7)</text:span></text:span></text:p>
      <text:p text:style-name="P28"><text:span text:style-name="Source_20_Text"><text:span text:style-name="T46"><text:s text:c="2"/>- Locking dasprid/enum (1.0.3)</text:span></text:span></text:p>
      <text:p text:style-name="P28"><text:span text:style-name="Source_20_Text"><text:span text:style-name="T46"><text:s text:c="2"/>- Locking jaybizzle/crawler-detect (v1.2.111)</text:span></text:span></text:p>
      <text:p text:style-name="P28"><text:span text:style-name="Source_20_Text"><text:span text:style-name="T46"><text:s text:c="2"/>- Locking jenssegers/agent (v2.6.4)</text:span></text:span></text:p>
      <text:p text:style-name="P28"><text:span text:style-name="Source_20_Text"><text:span text:style-name="T46"><text:s text:c="2"/>- Locking laravel/fortify (v1.13.1)</text:span></text:span></text:p>
      <text:p text:style-name="P28"><text:span text:style-name="Source_20_Text"><text:span text:style-name="T46"><text:s text:c="2"/>- Locking laravel/jetstream (v2.10.2)</text:span></text:span></text:p>
      <text:p text:style-name="P28"><text:span text:style-name="Source_20_Text"><text:span text:style-name="T46"><text:s text:c="2"/>- Locking mobiledetect/mobiledetectlib (2.8.39)</text:span></text:span></text:p>
      <text:p text:style-name="P28"><text:span text:style-name="Source_20_Text"><text:span text:style-name="T46"><text:s text:c="2"/>- Locking paragonie/constant_time_encoding (v2.6.3)</text:span></text:span></text:p>
      <text:p text:style-name="P28"><text:span text:style-name="Source_20_Text"><text:span text:style-name="T46"><text:s text:c="2"/>- Locking pragmarx/google2fa (v8.0.1)</text:span></text:span></text:p>
      <text:p text:style-name="P28"><text:span text:style-name="Source_20_Text"><text:span text:style-name="T46">Writing lock file</text:span></text:span></text:p>
      <text:p text:style-name="P28"><text:span text:style-name="Source_20_Text"><text:span text:style-name="T46">Installing dependencies from lock file (including require-dev)</text:span></text:span></text:p>
      <text:p text:style-name="P28"><text:span text:style-name="Source_20_Text"><text:span text:style-name="T46">Package operations: 9 installs, 0 updates, 0 removals</text:span></text:span></text:p>
      <text:p text:style-name="P28"><text:span text:style-name="Source_20_Text"><text:span text:style-name="T46"><text:s text:c="2"/>- Downloading dasprid/enum (1.0.3)</text:span></text:span></text:p>
      <text:p text:style-name="P28"><text:span text:style-name="Source_20_Text"><text:span text:style-name="T46"><text:s text:c="2"/>- Downloading bacon/bacon-qr-code (2.0.7)</text:span></text:span></text:p>
      <text:p text:style-name="P28"><text:span text:style-name="Source_20_Text"><text:span text:style-name="T46"><text:s text:c="2"/>- Downloading jaybizzle/crawler-detect (v1.2.111)</text:span></text:span></text:p>
      <text:p text:style-name="P28"><text:soft-page-break/><text:span text:style-name="Source_20_Text"><text:span text:style-name="T46"><text:s text:c="2"/>- Downloading paragonie/constant_time_encoding (v2.6.3)</text:span></text:span></text:p>
      <text:p text:style-name="P28"><text:span text:style-name="Source_20_Text"><text:span text:style-name="T46"><text:s text:c="2"/>- Downloading pragmarx/google2fa (v8.0.1)</text:span></text:span></text:p>
      <text:p text:style-name="P28"><text:span text:style-name="Source_20_Text"><text:span text:style-name="T46"><text:s text:c="2"/>- Downloading laravel/fortify (v1.13.1)</text:span></text:span></text:p>
      <text:p text:style-name="P28"><text:span text:style-name="Source_20_Text"><text:span text:style-name="T46"><text:s text:c="2"/>- Downloading mobiledetect/mobiledetectlib (2.8.39)</text:span></text:span></text:p>
      <text:p text:style-name="P28"><text:span text:style-name="Source_20_Text"><text:span text:style-name="T46"><text:s text:c="2"/>- Downloading jenssegers/agent (v2.6.4)</text:span></text:span></text:p>
      <text:p text:style-name="P28"><text:span text:style-name="Source_20_Text"><text:span text:style-name="T46"><text:s text:c="2"/>- Downloading laravel/jetstream (v2.10.2)</text:span></text:span></text:p>
      <text:p text:style-name="P28"><text:span text:style-name="Source_20_Text"><text:span text:style-name="T46"><text:s/>0/9 [&gt;---------------------------] <text:s text:c="2"/>0%A connection timeout was encountered. If you intend to run Composer without connecting to the internet, run the command again prefixed with COMPOSER_DISABLE_NETWORK=1 to make Composer run in offline mode.</text:span></text:span></text:p>
      <text:p text:style-name="P28"><text:span text:style-name="Source_20_Text"><text:span text:style-name="T46"><text:s text:c="2"/>- Downloading dasprid/enum (1.0.3)</text:span></text:span></text:p>
      <text:p text:style-name="P28"><text:span text:style-name="Source_20_Text"><text:span text:style-name="T46"><text:s text:c="2"/>- Downloading bacon/bacon-qr-code (2.0.7)</text:span></text:span></text:p>
      <text:p text:style-name="P28"><text:span text:style-name="Source_20_Text"><text:span text:style-name="T46"><text:s text:c="2"/>- Downloading jaybizzle/crawler-detect (v1.2.111)</text:span></text:span></text:p>
      <text:p text:style-name="P28"><text:soft-page-break/><text:span text:style-name="Source_20_Text"><text:span text:style-name="T46"><text:s text:c="2"/>- Downloading paragonie/constant_time_encoding (v2.6.3)</text:span></text:span></text:p>
      <text:p text:style-name="P28"><text:span text:style-name="Source_20_Text"><text:span text:style-name="T46"><text:s text:c="2"/>- Downloading pragmarx/google2fa (v8.0.1)</text:span></text:span></text:p>
      <text:p text:style-name="P28"><text:span text:style-name="Source_20_Text"><text:span text:style-name="T46"><text:s text:c="2"/>- Downloading laravel/fortify (v1.13.1)</text:span></text:span></text:p>
      <text:p text:style-name="P28"><text:span text:style-name="Source_20_Text"><text:span text:style-name="T46"><text:s text:c="2"/>- Downloading mobiledetect/mobiledetectlib (2.8.39)</text:span></text:span></text:p>
      <text:p text:style-name="P28"><text:span text:style-name="Source_20_Text"><text:span text:style-name="T46"><text:s text:c="2"/>- Downloading jenssegers/agent (v2.6.4)</text:span></text:span></text:p>
      <text:p text:style-name="P28"><text:span text:style-name="Source_20_Text"><text:span text:style-name="T46"><text:s text:c="2"/>- Downloading laravel/jetstream (v2.10.2)</text:span></text:span></text:p>
      <text:p text:style-name="P28"><text:span text:style-name="Source_20_Text"><text:span text:style-name="T46"><text:s text:c="2"/>- Downloading jenssegers/agent (v2.6.4)</text:span></text:span></text:p>
      <text:p text:style-name="P28"><text:span text:style-name="Source_20_Text"><text:span text:style-name="T46"><text:s text:c="2"/>- Downloading dasprid/enum (1.0.3)</text:span></text:span></text:p>
      <text:p text:style-name="P28"><text:span text:style-name="Source_20_Text"><text:span text:style-name="T46"><text:s text:c="2"/>- Downloading bacon/bacon-qr-code (2.0.7)</text:span></text:span></text:p>
      <text:p text:style-name="P28"><text:span text:style-name="Source_20_Text"><text:span text:style-name="T46"><text:s text:c="2"/>- Downloading jaybizzle/crawler-detect (v1.2.111)</text:span></text:span></text:p>
      <text:p text:style-name="P28"><text:span text:style-name="Source_20_Text"><text:span text:style-name="T46"><text:s text:c="2"/>- Downloading paragonie/constant_time_encoding (v2.6.3)</text:span></text:span></text:p>
      <text:p text:style-name="P28"><text:span text:style-name="Source_20_Text"><text:span text:style-name="T46"><text:s text:c="2"/>- Downloading pragmarx/google2fa (v8.0.1)</text:span></text:span></text:p>
      <text:p text:style-name="P28"><text:span text:style-name="Source_20_Text"><text:span text:style-name="T46"><text:s text:c="2"/>- Downloading laravel/fortify (v1.13.1)</text:span></text:span></text:p>
      <text:p text:style-name="P28"><text:span text:style-name="Source_20_Text"><text:span text:style-name="T46"><text:s text:c="2"/>- Installing dasprid/enum (1.0.3): Extracting archive</text:span></text:span></text:p>
      <text:p text:style-name="P28"><text:soft-page-break/><text:span text:style-name="Source_20_Text"><text:span text:style-name="T46"><text:s text:c="2"/>- Installing bacon/bacon-qr-code (2.0.7): Extracting archive</text:span></text:span></text:p>
      <text:p text:style-name="P28"><text:span text:style-name="Source_20_Text"><text:span text:style-name="T46"><text:s text:c="2"/>- Installing jaybizzle/crawler-detect (v1.2.111): Extracting archive</text:span></text:span></text:p>
      <text:p text:style-name="P28"><text:span text:style-name="Source_20_Text"><text:span text:style-name="T46"><text:s text:c="2"/>- Installing paragonie/constant_time_encoding (v2.6.3): Extracting archive</text:span></text:span></text:p>
      <text:p text:style-name="P28"><text:span text:style-name="Source_20_Text"><text:span text:style-name="T46"><text:s text:c="2"/>- Installing pragmarx/google2fa (v8.0.1): Extracting archive</text:span></text:span></text:p>
      <text:p text:style-name="P28"><text:span text:style-name="Source_20_Text"><text:span text:style-name="T46"><text:s text:c="2"/>- Installing laravel/fortify (v1.13.1): Extracting archive</text:span></text:span></text:p>
      <text:p text:style-name="P28"><text:span text:style-name="Source_20_Text"><text:span text:style-name="T46"><text:s text:c="2"/>- Installing mobiledetect/mobiledetectlib (2.8.39): Extracting archive</text:span></text:span></text:p>
      <text:p text:style-name="P28"><text:span text:style-name="Source_20_Text"><text:span text:style-name="T46"><text:s text:c="2"/>- Installing jenssegers/agent (v2.6.4): Extracting archive</text:span></text:span></text:p>
      <text:p text:style-name="P28"><text:span text:style-name="Source_20_Text"><text:span text:style-name="T46"><text:s text:c="2"/>- Installing laravel/jetstream (v2.10.2): Extracting archive</text:span></text:span></text:p>
      <text:p text:style-name="P28"><text:soft-page-break/><text:span text:style-name="Source_20_Text"><text:span text:style-name="T46">1 package suggestions were added by new dependencies, use `composer suggest` to see details.</text:span></text:span></text:p>
      <text:p text:style-name="P28"><text:span text:style-name="Source_20_Text"><text:span text:style-name="T46">Generating optimized autoload files</text:span></text:span></text:p>
      <text:p text:style-name="P28"><text:span text:style-name="Source_20_Text"><text:span text:style-name="T46">&gt; Illuminate\Foundation\ComposerScripts::postAutoloadDump</text:span></text:span></text:p>
      <text:p text:style-name="P28"><text:span text:style-name="Source_20_Text"><text:span text:style-name="T46">&gt; @php artisan package:discover --ansi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Discovering packages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jenssegers/agent ...................................................... DONE</text:span></text:span></text:p>
      <text:p text:style-name="P28"><text:span text:style-name="Source_20_Text"><text:span text:style-name="T46"><text:s text:c="2"/>laravel/fortify ....................................................... DONE</text:span></text:span></text:p>
      <text:p text:style-name="P28"><text:soft-page-break/><text:span text:style-name="Source_20_Text"><text:span text:style-name="T46"><text:s text:c="2"/>laravel/jetstream ..................................................... DONE</text:span></text:span></text:p>
      <text:p text:style-name="P28"><text:span text:style-name="Source_20_Text"><text:span text:style-name="T46"><text:s text:c="2"/>laravel/sail .......................................................... DONE</text:span></text:span></text:p>
      <text:p text:style-name="P28"><text:span text:style-name="Source_20_Text"><text:span text:style-name="T46"><text:s text:c="2"/>laravel/sanctum ....................................................... DONE</text:span></text:span></text:p>
      <text:p text:style-name="P28"><text:span text:style-name="Source_20_Text"><text:span text:style-name="T46"><text:s text:c="2"/>laravel/tinker ........................................................ DONE</text:span></text:span></text:p>
      <text:p text:style-name="P28"><text:span text:style-name="Source_20_Text"><text:span text:style-name="T46"><text:s text:c="2"/>nesbot/carbon ......................................................... DONE</text:span></text:span></text:p>
      <text:p text:style-name="P28"><text:span text:style-name="Source_20_Text"><text:span text:style-name="T46"><text:s text:c="2"/>nunomaduro/collision .................................................. DONE</text:span></text:span></text:p>
      <text:p text:style-name="P28"><text:soft-page-break/><text:span text:style-name="Source_20_Text"><text:span text:style-name="T46"><text:s text:c="2"/>nunomaduro/termwind ................................................... DONE</text:span></text:span></text:p>
      <text:p text:style-name="P28"><text:span text:style-name="Source_20_Text"><text:span text:style-name="T46"><text:s text:c="2"/>spatie/laravel-ignition ............................................... DON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80 packages you are using are looking for funding.</text:span></text:span></text:p>
      <text:p text:style-name="P28"><text:span text:style-name="Source_20_Text"><text:span text:style-name="T46">Use the `composer fund` command to find out more!</text:span></text:span></text:p>
      <text:p text:style-name="P28"><text:span text:style-name="Source_20_Text"><text:span text:style-name="T46">&gt; @php artisan vendor:publish --tag=laravel-assets --ansi --forc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No publishable resources for tag [laravel-assets]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malathy@malathy-virtual-machine:/opt/lampp/htdocs/AmalPharmacy$ php artisan jetstream:install livewire</text:span></text:span></text:p>
      <text:p text:style-name="P28"><text:soft-page-break/><text:span text:style-name="Source_20_Text"><text:span text:style-name="T46"/></text:span></text:p>
      <text:p text:style-name="P28"><text:span text:style-name="Source_20_Text"><text:span text:style-name="T46"><text:s text:c="3"/>INFO <text:s/>Migration created successfully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./composer.json has been updated</text:span></text:span></text:p>
      <text:p text:style-name="P28"><text:span text:style-name="Source_20_Text"><text:span text:style-name="T46">Running composer update livewire/livewire</text:span></text:span></text:p>
      <text:p text:style-name="P28"><text:span text:style-name="Source_20_Text"><text:span text:style-name="T46">Loading composer repositories with package information</text:span></text:span></text:p>
      <text:p text:style-name="P28"><text:span text:style-name="Source_20_Text"><text:span text:style-name="T46">Updating dependencies</text:span></text:span></text:p>
      <text:p text:style-name="P28"><text:span text:style-name="Source_20_Text"><text:span text:style-name="T46">Lock file operations: 1 install, 0 updates, 0 removals</text:span></text:span></text:p>
      <text:p text:style-name="P28"><text:span text:style-name="Source_20_Text"><text:span text:style-name="T46"><text:s text:c="2"/>- Locking livewire/livewire (v2.10.6)</text:span></text:span></text:p>
      <text:p text:style-name="P28"><text:span text:style-name="Source_20_Text"><text:span text:style-name="T46">Writing lock file</text:span></text:span></text:p>
      <text:p text:style-name="P28"><text:span text:style-name="Source_20_Text"><text:span text:style-name="T46">Installing dependencies from lock file (including require-dev)</text:span></text:span></text:p>
      <text:p text:style-name="P28"><text:span text:style-name="Source_20_Text"><text:span text:style-name="T46">Package operations: 1 install, 0 updates, 0 removals</text:span></text:span></text:p>
      <text:p text:style-name="P28"><text:span text:style-name="Source_20_Text"><text:span text:style-name="T46"><text:s text:c="2"/>- Downloading livewire/livewire (v2.10.6)</text:span></text:span></text:p>
      <text:p text:style-name="P28"><text:span text:style-name="Source_20_Text"><text:span text:style-name="T46">A connection timeout was encountered. If you intend to run Composer without connecting to the internet, run the command again prefixed with </text:span></text:span><text:soft-page-break/><text:span text:style-name="Source_20_Text"><text:span text:style-name="T46">COMPOSER_DISABLE_NETWORK=1 to make Composer run in offline mode.</text:span></text:span></text:p>
      <text:p text:style-name="P28"><text:span text:style-name="Source_20_Text"><text:span text:style-name="T46"><text:s text:c="2"/>- Downloading livewire/livewire (v2.10.6)</text:span></text:span></text:p>
      <text:p text:style-name="P28"><text:span text:style-name="Source_20_Text"><text:span text:style-name="T46"><text:s text:c="2"/>- Downloading livewire/livewire (v2.10.6)</text:span></text:span></text:p>
      <text:p text:style-name="P28"><text:span text:style-name="Source_20_Text"><text:span text:style-name="T46"><text:s text:c="2"/>- Downloading livewire/livewire (v2.10.6)</text:span></text:span></text:p>
      <text:p text:style-name="P28"><text:span text:style-name="Source_20_Text"><text:span text:style-name="T46"><text:s text:c="4"/>Failed to download livewire/livewire from dist: curl error 28 while downloading https://api.github.com/repos/livewire/livewire/zipball/020ad095cf1239138b097d22b584e2701ec3edfb: Resolving timed out after 10001 milliseconds</text:span></text:span></text:p>
      <text:p text:style-name="P28"><text:span text:style-name="Source_20_Text"><text:span text:style-name="T46"><text:s text:c="4"/>Now trying to download from source</text:span></text:span></text:p>
      <text:p text:style-name="P28"><text:span text:style-name="Source_20_Text"><text:span text:style-name="T46"><text:s text:c="2"/>- Syncing livewire/livewire (v2.10.6) into cache</text:span></text:span></text:p>
      <text:p text:style-name="P28"><text:span text:style-name="Source_20_Text"><text:span text:style-name="T46"><text:s text:c="2"/>- Installing livewire/livewire (v2.10.6): Cloning 020ad095cf from cache</text:span></text:span></text:p>
      <text:p text:style-name="P28"><text:span text:style-name="Source_20_Text"><text:span text:style-name="T46">Generating optimized autoload files</text:span></text:span></text:p>
      <text:p text:style-name="P28"><text:span text:style-name="Source_20_Text"><text:span text:style-name="T46">&gt; Illuminate\Foundation\ComposerScripts::postAutoloadDump</text:span></text:span></text:p>
      <text:p text:style-name="P28"><text:span text:style-name="Source_20_Text"><text:span text:style-name="T46">&gt; @php artisan package:discover --ansi</text:span></text:span></text:p>
      <text:p text:style-name="P28"><text:soft-page-break/><text:span text:style-name="Source_20_Text"><text:span text:style-name="T46"/></text:span></text:p>
      <text:p text:style-name="P28"><text:span text:style-name="Source_20_Text"><text:span text:style-name="T46"><text:s text:c="3"/>INFO <text:s/>Discovering packages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jenssegers/agent ...................................................... DONE</text:span></text:span></text:p>
      <text:p text:style-name="P28"><text:span text:style-name="Source_20_Text"><text:span text:style-name="T46"><text:s text:c="2"/>laravel/fortify ....................................................... DONE</text:span></text:span></text:p>
      <text:p text:style-name="P28"><text:span text:style-name="Source_20_Text"><text:span text:style-name="T46"><text:s text:c="2"/>laravel/jetstream ..................................................... DONE</text:span></text:span></text:p>
      <text:p text:style-name="P28"><text:span text:style-name="Source_20_Text"><text:span text:style-name="T46"><text:s text:c="2"/>laravel/sail .......................................................... DONE</text:span></text:span></text:p>
      <text:p text:style-name="P28"><text:span text:style-name="Source_20_Text"><text:span text:style-name="T46"><text:s text:c="2"/>laravel/sanctum ....................................................... DONE</text:span></text:span></text:p>
      <text:p text:style-name="P28"><text:soft-page-break/><text:span text:style-name="Source_20_Text"><text:span text:style-name="T46"><text:s text:c="2"/>laravel/tinker ........................................................ DONE</text:span></text:span></text:p>
      <text:p text:style-name="P28"><text:span text:style-name="Source_20_Text"><text:span text:style-name="T46"><text:s text:c="2"/>livewire/livewire ..................................................... DONE</text:span></text:span></text:p>
      <text:p text:style-name="P28"><text:span text:style-name="Source_20_Text"><text:span text:style-name="T46"><text:s text:c="2"/>nesbot/carbon ......................................................... DONE</text:span></text:span></text:p>
      <text:p text:style-name="P28"><text:span text:style-name="Source_20_Text"><text:span text:style-name="T46"><text:s text:c="2"/>nunomaduro/collision .................................................. DONE</text:span></text:span></text:p>
      <text:p text:style-name="P28"><text:span text:style-name="Source_20_Text"><text:span text:style-name="T46"><text:s text:c="2"/>nunomaduro/termwind ................................................... DONE</text:span></text:span></text:p>
      <text:p text:style-name="P28"><text:span text:style-name="Source_20_Text"><text:span text:style-name="T46"><text:s text:c="2"/>spatie/laravel-ignition ............................................... DONE</text:span></text:span></text:p>
      <text:p text:style-name="P28"><text:soft-page-break/><text:span text:style-name="Source_20_Text"><text:span text:style-name="T46"/></text:span></text:p>
      <text:p text:style-name="P28"><text:span text:style-name="Source_20_Text"><text:span text:style-name="T46">81 packages you are using are looking for funding.</text:span></text:span></text:p>
      <text:p text:style-name="P28"><text:span text:style-name="Source_20_Text"><text:span text:style-name="T46">Use the `composer fund` command to find out more!</text:span></text:span></text:p>
      <text:p text:style-name="P28"><text:span text:style-name="Source_20_Text"><text:span text:style-name="T46">&gt; @php artisan vendor:publish --tag=laravel-assets --ansi --forc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No publishable resources for tag [laravel-assets]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Publishing assets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Copying directory [vendor/laravel/sanctum/database/migrations] to [database/migrations] <text:s/>DONE</text:span></text:span></text:p>
      <text:p text:style-name="P28"><text:span text:style-name="Source_20_Text"><text:span text:style-name="T46"><text:s text:c="2"/>Copying file [vendor/laravel/sanctum/config/sanctum.php] to [config/sanctum.php] <text:s/>DONE</text:span></text:span></text:p>
      <text:p text:style-name="P28"><text:soft-page-break/><text:span text:style-name="Source_20_Text"><text:span text:style-name="T46"/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Livewire scaffolding installed successfully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WARN <text:s/>Please execute the [npm install &amp;&amp; npm run dev] commands to build your assets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malathy@malathy-virtual-machine:/opt/lampp/htdocs/AmalPharmacy$ npm install &amp;&amp; npm run dev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added 96 packages, and audited 97 packages in 17s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18 packages are looking for funding</text:span></text:span></text:p>
      <text:p text:style-name="P28"><text:span text:style-name="Source_20_Text"><text:span text:style-name="T46"><text:s text:c="2"/>run `npm fund` for details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found 0 vulnerabilities</text:span></text:span></text:p>
      <text:p text:style-name="P28"><text:span text:style-name="Source_20_Text"><text:span text:style-name="T46">npm notice </text:span></text:span></text:p>
      <text:p text:style-name="P28"><text:soft-page-break/><text:span text:style-name="Source_20_Text"><text:span text:style-name="T46">npm notice New minor version of npm available! 8.11.0 -&gt; 8.15.1</text:span></text:span></text:p>
      <text:p text:style-name="P28"><text:span text:style-name="Source_20_Text"><text:span text:style-name="T46">npm notice Changelog: https://github.com/npm/cli/releases/tag/v8.15.1</text:span></text:span></text:p>
      <text:p text:style-name="P28"><text:span text:style-name="Source_20_Text"><text:span text:style-name="T46">npm notice Run npm install -g npm@8.15.1 to update!</text:span></text:span></text:p>
      <text:p text:style-name="P28"><text:span text:style-name="Source_20_Text"><text:span text:style-name="T46">npm notice 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&gt; dev</text:span></text:span></text:p>
      <text:p text:style-name="P28"><text:span text:style-name="Source_20_Text"><text:span text:style-name="T46">&gt; vit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VITE v3.0.4 <text:s/>ready in 577 ms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➜ <text:s/>Local: <text:s text:c="2"/>http://localhost:5173/</text:span></text:span></text:p>
      <text:p text:style-name="P28"><text:span text:style-name="Source_20_Text"><text:span text:style-name="T46"><text:s text:c="2"/>➜ <text:s/>Network: use --host to expos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LARAVEL v9.22.1 <text:s/>plugin v0.5.2</text:span></text:span></text:p>
      <text:p text:style-name="P28"><text:soft-page-break/><text:span text:style-name="Source_20_Text"><text:span text:style-name="T46"/></text:span></text:p>
      <text:p text:style-name="P28"><text:span text:style-name="Source_20_Text"><text:span text:style-name="T46"><text:s text:c="2"/>➜ <text:s/>APP_URL: http://localhost</text:span></text:span></text:p>
      <text:p text:style-name="P28"><text:span text:style-name="Source_20_Text"><text:span text:style-name="T46">^C</text:span></text:span></text:p>
      <text:p text:style-name="P28"><text:span text:style-name="Source_20_Text"><text:span text:style-name="T46">malathy@malathy-virtual-machine:/opt/lampp/htdocs/AmalPharmacy$ npm -v</text:span></text:span></text:p>
      <text:p text:style-name="P28"><text:span text:style-name="Source_20_Text"><text:span text:style-name="T46">8.11.0</text:span></text:span></text:p>
      <text:p text:style-name="P28"><text:span text:style-name="Source_20_Text"><text:span text:style-name="T46">malathy@malathy-virtual-machine:/opt/lampp/htdocs/AmalPharmacy$ npm install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up to date, audited 97 packages in 847ms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18 packages are looking for funding</text:span></text:span></text:p>
      <text:p text:style-name="P28"><text:span text:style-name="Source_20_Text"><text:span text:style-name="T46"><text:s text:c="2"/>run `npm fund` for details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found 0 vulnerabilities</text:span></text:span></text:p>
      <text:p text:style-name="P28"><text:span text:style-name="Source_20_Text"><text:span text:style-name="T46">malathy@malathy-virtual-machine:/opt/lampp/htdocs/AmalPharmacy$ npm run build</text:span></text:span></text:p>
      <text:p text:style-name="P28"><text:span text:style-name="Source_20_Text"><text:span text:style-name="T46"/></text:span></text:p>
      <text:p text:style-name="P28"><text:soft-page-break/><text:span text:style-name="Source_20_Text"><text:span text:style-name="T46">&gt; build</text:span></text:span></text:p>
      <text:p text:style-name="P28"><text:span text:style-name="Source_20_Text"><text:span text:style-name="T46">&gt; vite build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vite v3.0.4 building for production...</text:span></text:span></text:p>
      <text:p text:style-name="P28"><text:span text:style-name="Source_20_Text"><text:span text:style-name="T46">✓ 59 modules transformed.</text:span></text:span></text:p>
      <text:p text:style-name="P28"><text:span text:style-name="Source_20_Text"><text:span text:style-name="T46">public/build/manifest.json <text:s text:c="12"/>0.25 KiB</text:span></text:span></text:p>
      <text:p text:style-name="P28"><text:span text:style-name="Source_20_Text"><text:span text:style-name="T46">public/build/assets/app.9fa9f508.css <text:s text:c="2"/>43.26 KiB / gzip: 7.24 KiB</text:span></text:span></text:p>
      <text:p text:style-name="P28"><text:span text:style-name="Source_20_Text"><text:span text:style-name="T46">public/build/assets/app.ab93cf8a.js <text:s text:c="3"/>129.03 KiB / gzip: 46.77 KiB</text:span></text:span></text:p>
      <text:p text:style-name="P28"><text:span text:style-name="Source_20_Text"><text:span text:style-name="T46">malathy@malathy-virtual-machine:/opt/lampp/htdocs/AmalPharmacy$ <text:s/>npm run dev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&gt; dev</text:span></text:span></text:p>
      <text:p text:style-name="P28"><text:span text:style-name="Source_20_Text"><text:span text:style-name="T46">&gt; vit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VITE v3.0.4 <text:s/>ready in 873 ms</text:span></text:span></text:p>
      <text:p text:style-name="P28"><text:soft-page-break/><text:span text:style-name="Source_20_Text"><text:span text:style-name="T46"/></text:span></text:p>
      <text:p text:style-name="P28"><text:span text:style-name="Source_20_Text"><text:span text:style-name="T46"><text:s text:c="2"/>➜ <text:s/>Local: <text:s text:c="2"/>http://localhost:5173/</text:span></text:span></text:p>
      <text:p text:style-name="P28"><text:span text:style-name="Source_20_Text"><text:span text:style-name="T46"><text:s text:c="2"/>➜ <text:s/>Network: use --host to expos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LARAVEL v9.22.1 <text:s/>plugin v0.5.2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➜ <text:s/>APP_URL: http://localhost</text:span></text:span></text:p>
      <text:p text:style-name="P28"><text:span text:style-name="Source_20_Text"><text:span text:style-name="T46">^C <text:s text:c="33"/></text:span></text:span></text:p>
      <text:p text:style-name="P28"><text:span text:style-name="Source_20_Text"><text:span text:style-name="T46">malathy@malathy-virtual-machine:/opt/lampp/htdocs/AmalPharmacy$ ^C</text:span></text:span></text:p>
      <text:p text:style-name="P28"><text:span text:style-name="Source_20_Text"><text:span text:style-name="T46">malathy@malathy-virtual-machine:/opt/lampp/htdocs/AmalPharmacy$ npm run build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&gt; build</text:span></text:span></text:p>
      <text:p text:style-name="P28"><text:span text:style-name="Source_20_Text"><text:span text:style-name="T46">&gt; vite build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vite v3.0.4 building for production...</text:span></text:span></text:p>
      <text:p text:style-name="P28"><text:span text:style-name="Source_20_Text"><text:span text:style-name="T46">✓ 59 modules transformed.</text:span></text:span></text:p>
      <text:p text:style-name="P28"><text:soft-page-break/><text:span text:style-name="Source_20_Text"><text:span text:style-name="T46">public/build/manifest.json <text:s text:c="12"/>0.25 KiB</text:span></text:span></text:p>
      <text:p text:style-name="P28"><text:span text:style-name="Source_20_Text"><text:span text:style-name="T46">public/build/assets/app.9fa9f508.css <text:s text:c="2"/>43.26 KiB / gzip: 7.24 KiB</text:span></text:span></text:p>
      <text:p text:style-name="P28"><text:span text:style-name="Source_20_Text"><text:span text:style-name="T46">public/build/assets/app.ab93cf8a.js <text:s text:c="3"/>129.03 KiB / gzip: 46.77 KiB</text:span></text:span></text:p>
      <text:p text:style-name="P28"><text:span text:style-name="Source_20_Text"><text:span text:style-name="T46">malathy@malathy-virtual-machine:/opt/lampp/htdocs/AmalPharmacy$ php artisan migrat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Preparing database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Creating migration table ......................................... 16ms DON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Running migrations. <text:s/></text:span></text:span></text:p>
      <text:p text:style-name="P28"><text:span text:style-name="Source_20_Text"><text:span text:style-name="T46"/></text:span></text:p>
      <text:p text:style-name="P28"><text:soft-page-break/><text:span text:style-name="Source_20_Text"><text:span text:style-name="T46"><text:s text:c="2"/>2014_10_12_000000_create_users_table ............................. 34ms DONE</text:span></text:span></text:p>
      <text:p text:style-name="P28"><text:span text:style-name="Source_20_Text"><text:span text:style-name="T46"><text:s text:c="2"/>2014_10_12_100000_create_password_resets_table ................... 19ms DONE</text:span></text:span></text:p>
      <text:p text:style-name="P28"><text:span text:style-name="Source_20_Text"><text:span text:style-name="T46"><text:s text:c="2"/>2014_10_12_200000_add_two_factor_columns_to_users_table ........... 6ms DONE</text:span></text:span></text:p>
      <text:p text:style-name="P28"><text:span text:style-name="Source_20_Text"><text:span text:style-name="T46"><text:s text:c="2"/>2019_08_19_000000_create_failed_jobs_table ....................... 26ms DONE</text:span></text:span></text:p>
      <text:p text:style-name="P28"><text:span text:style-name="Source_20_Text"><text:span text:style-name="T46"><text:s text:c="2"/>2019_12_14_000001_create_personal_access_tokens_table ............ 50ms DONE</text:span></text:span></text:p>
      <text:p text:style-name="P28"><text:span text:style-name="Source_20_Text"><text:span text:style-name="T46"><text:s text:c="2"/>2022_08_01_161340_create_sessions_table .......................... 63ms DONE</text:span></text:span></text:p>
      <text:p text:style-name="P28"><text:soft-page-break/><text:span text:style-name="Source_20_Text"><text:span text:style-name="T46">malathy@malathy-virtual-machine:/opt/lampp/htdocs/AmalPharmacy$ php artisan storage:link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The [public/storage] link has been connected to [storage/app/public]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malathy@malathy-virtual-machine:/opt/lampp/htdocs/AmalPharmacy$ php artisan r:l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GET|HEAD <text:s/>/ ................................................................ </text:span></text:span></text:p>
      <text:p text:style-name="P28"><text:span text:style-name="Source_20_Text"><text:span text:style-name="T46"><text:s text:c="2"/>POST <text:s text:c="5"/>_ignition/execute-solution ignition.executeSolution › Spatie\Lara…</text:span></text:span></text:p>
      <text:p text:style-name="P28"><text:span text:style-name="Source_20_Text"><text:span text:style-name="T46"><text:s text:c="2"/>GET|HEAD <text:s/>_ignition/health-check ignition.healthCheck › Spatie\LaravelIgnit…</text:span></text:span></text:p>
      <text:p text:style-name="P28"><text:span text:style-name="Source_20_Text"><text:span text:style-name="T46"><text:s text:c="2"/>POST <text:s text:c="5"/>_ignition/update-config ignition.updateConfig › Spatie\LaravelIgn…</text:span></text:span></text:p>
      <text:p text:style-name="P28"><text:soft-page-break/><text:span text:style-name="Source_20_Text"><text:span text:style-name="T46"><text:s text:c="2"/>GET|HEAD <text:s/>api/user ......................................................... </text:span></text:span></text:p>
      <text:p text:style-name="P28"><text:span text:style-name="Source_20_Text"><text:span text:style-name="T46"><text:s text:c="2"/>GET|HEAD <text:s/>dashboard .............................................. dashboard</text:span></text:span></text:p>
      <text:p text:style-name="P28"><text:span text:style-name="Source_20_Text"><text:span text:style-name="T46"><text:s text:c="2"/>GET|HEAD <text:s/>forgot-password password.request › Laravel\Fortify › PasswordRese…</text:span></text:span></text:p>
      <text:p text:style-name="P28"><text:span text:style-name="Source_20_Text"><text:span text:style-name="T46"><text:s text:c="2"/>POST <text:s text:c="5"/>forgot-password password.email › Laravel\Fortify › PasswordResetL…</text:span></text:span></text:p>
      <text:p text:style-name="P28"><text:span text:style-name="Source_20_Text"><text:span text:style-name="T46"><text:s text:c="2"/>GET|HEAD <text:s/>livewire/livewire.js Livewire\Controllers › LivewireJavaScriptAss…</text:span></text:span></text:p>
      <text:p text:style-name="P28"><text:span text:style-name="Source_20_Text"><text:span text:style-name="T46"><text:s text:c="2"/>GET|HEAD <text:s/>livewire/livewire.js.map Livewire\Controllers › LivewireJavaScrip…</text:span></text:span></text:p>
      <text:p text:style-name="P28"><text:span text:style-name="Source_20_Text"><text:span text:style-name="T46"><text:s text:c="2"/>POST <text:s text:c="5"/>livewire/message/{name} livewire.message › Livewire\Controllers <text:s/>…</text:span></text:span></text:p>
      <text:p text:style-name="P28"><text:span text:style-name="Source_20_Text"><text:span text:style-name="T46"><text:s text:c="2"/>GET|HEAD <text:s/>livewire/preview-file/{filename} livewire.preview-file › Livewire…</text:span></text:span></text:p>
      <text:p text:style-name="P28"><text:soft-page-break/><text:span text:style-name="Source_20_Text"><text:span text:style-name="T46"><text:s text:c="2"/>POST <text:s text:c="5"/>livewire/upload-file livewire.upload-file › Livewire\Controllers …</text:span></text:span></text:p>
      <text:p text:style-name="P28"><text:span text:style-name="Source_20_Text"><text:span text:style-name="T46"><text:s text:c="2"/>GET|HEAD <text:s/>login login › Laravel\Fortify › AuthenticatedSessionController@cr…</text:span></text:span></text:p>
      <text:p text:style-name="P28"><text:span text:style-name="Source_20_Text"><text:span text:style-name="T46"><text:s text:c="2"/>POST <text:s text:c="5"/>login ..... Laravel\Fortify › AuthenticatedSessionController@store</text:span></text:span></text:p>
      <text:p text:style-name="P28"><text:span text:style-name="Source_20_Text"><text:span text:style-name="T46"><text:s text:c="2"/>POST <text:s text:c="5"/>logout logout › Laravel\Fortify › AuthenticatedSessionController@…</text:span></text:span></text:p>
      <text:p text:style-name="P28"><text:span text:style-name="Source_20_Text"><text:span text:style-name="T46"><text:s text:c="2"/>GET|HEAD <text:s/>register register › Laravel\Fortify › RegisteredUserController@cr…</text:span></text:span></text:p>
      <text:p text:style-name="P28"><text:span text:style-name="Source_20_Text"><text:span text:style-name="T46"><text:s text:c="2"/>POST <text:s text:c="5"/>register ........ Laravel\Fortify › RegisteredUserController@store</text:span></text:span></text:p>
      <text:p text:style-name="P28"><text:span text:style-name="Source_20_Text"><text:span text:style-name="T46"><text:s text:c="2"/>POST <text:s text:c="5"/>reset-password password.update › Laravel\Fortify › NewPasswordCon…</text:span></text:span></text:p>
      <text:p text:style-name="P28"><text:span text:style-name="Source_20_Text"><text:span text:style-name="T46"><text:s text:c="2"/>GET|HEAD <text:s/>reset-password/{token} password.reset › Laravel\Fortify › NewPass…</text:span></text:span></text:p>
      <text:p text:style-name="P28"><text:span text:style-name="Source_20_Text"><text:span text:style-name="T46"><text:s text:c="2"/>GET|HEAD <text:s/>sanctum/csrf-cookie .. Laravel\Sanctum › CsrfCookieController@show</text:span></text:span></text:p>
      <text:p text:style-name="P28"><text:soft-page-break/><text:span text:style-name="Source_20_Text"><text:span text:style-name="T46"><text:s text:c="2"/>GET|HEAD <text:s/>two-factor-challenge two-factor.login › Laravel\Fortify › TwoFact…</text:span></text:span></text:p>
      <text:p text:style-name="P28"><text:span text:style-name="Source_20_Text"><text:span text:style-name="T46"><text:s text:c="2"/>POST <text:s text:c="5"/>two-factor-challenge Laravel\Fortify › TwoFactorAuthenticatedSess…</text:span></text:span></text:p>
      <text:p text:style-name="P28"><text:span text:style-name="Source_20_Text"><text:span text:style-name="T46"><text:s text:c="2"/>GET|HEAD <text:s/>user/confirm-password Laravel\Fortify › ConfirmablePasswordContro…</text:span></text:span></text:p>
      <text:p text:style-name="P28"><text:span text:style-name="Source_20_Text"><text:span text:style-name="T46"><text:s text:c="2"/>POST <text:s text:c="5"/>user/confirm-password password.confirm › Laravel\Fortify › Confir…</text:span></text:span></text:p>
      <text:p text:style-name="P28"><text:span text:style-name="Source_20_Text"><text:span text:style-name="T46"><text:s text:c="2"/>GET|HEAD <text:s/>user/confirmed-password-status password.confirmation › Laravel\Fo…</text:span></text:span></text:p>
      <text:p text:style-name="P28"><text:span text:style-name="Source_20_Text"><text:span text:style-name="T46"><text:s text:c="2"/>POST <text:s text:c="5"/>user/confirmed-two-factor-authentication two-factor.confirm › Lar…</text:span></text:span></text:p>
      <text:p text:style-name="P28"><text:span text:style-name="Source_20_Text"><text:span text:style-name="T46"><text:s text:c="2"/>PUT <text:s text:c="6"/>user/password user-password.update › Laravel\Fortify › PasswordCo…</text:span></text:span></text:p>
      <text:p text:style-name="P28"><text:span text:style-name="Source_20_Text"><text:span text:style-name="T46"><text:s text:c="2"/>GET|HEAD <text:s/>user/profile profile.show › Laravel\Jetstream › UserProfileContro…</text:span></text:span></text:p>
      <text:p text:style-name="P28"><text:span text:style-name="Source_20_Text"><text:span text:style-name="T46"><text:s text:c="2"/>PUT <text:s text:c="6"/>user/profile-information user-profile-information.update › Larave…</text:span></text:span></text:p>
      <text:p text:style-name="P28"><text:soft-page-break/><text:span text:style-name="Source_20_Text"><text:span text:style-name="T46"><text:s text:c="2"/>POST <text:s text:c="5"/>user/two-factor-authentication two-factor.enable › Laravel\Fortif…</text:span></text:span></text:p>
      <text:p text:style-name="P28"><text:span text:style-name="Source_20_Text"><text:span text:style-name="T46"><text:s text:c="2"/>DELETE <text:s text:c="3"/>user/two-factor-authentication two-factor.disable › Laravel\Forti…</text:span></text:span></text:p>
      <text:p text:style-name="P28"><text:span text:style-name="Source_20_Text"><text:span text:style-name="T46"><text:s text:c="2"/>GET|HEAD <text:s/>user/two-factor-qr-code two-factor.qr-code › Laravel\Fortify › Tw…</text:span></text:span></text:p>
      <text:p text:style-name="P28"><text:span text:style-name="Source_20_Text"><text:span text:style-name="T46"><text:s text:c="2"/>GET|HEAD <text:s/>user/two-factor-recovery-codes two-factor.recovery-codes › Larave…</text:span></text:span></text:p>
      <text:p text:style-name="P28"><text:span text:style-name="Source_20_Text"><text:span text:style-name="T46"><text:s text:c="2"/>POST <text:s text:c="5"/>user/two-factor-recovery-codes Laravel\Fortify › RecoveryCodeCont…</text:span></text:span></text:p>
      <text:p text:style-name="P28"><text:span text:style-name="Source_20_Text"><text:span text:style-name="T46"><text:s text:c="2"/>GET|HEAD <text:s/>user/two-factor-secret-key two-factor.secret-key › Laravel\Fortif…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59"/>Showing [36] routes</text:span></text:span></text:p>
      <text:p text:style-name="P28"><text:span text:style-name="Source_20_Text"><text:span text:style-name="T46">malathy@malathy-virtual-machine:/opt/lampp/htdocs/AmalPharmacy$ php artisan make:controller AdminController</text:span></text:span></text:p>
      <text:p text:style-name="P28"><text:span text:style-name="Source_20_Text"><text:span text:style-name="T46"/></text:span></text:p>
      <text:p text:style-name="P28"><text:soft-page-break/><text:span text:style-name="Source_20_Text"><text:span text:style-name="T46"><text:s text:c="3"/>INFO <text:s/>Controller created successfully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malathy@malathy-virtual-machine:/opt/lampp/htdocs/AmalPharmacy$ php artisan make:model Admin -m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Model created successfully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Created migration [2022_08_01_165357_create_admins_table]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malathy@malathy-virtual-machine:/opt/lampp/htdocs/AmalPharmacy$ php artisan migrate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Running migrations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2022_08_01_165357_create_admins_table ........</text:span></text:span><text:soft-page-break/><text:span text:style-name="Source_20_Text"><text:span text:style-name="T46">........................................................ 32ms DONE</text:span></text:span></text:p>
      <text:p text:style-name="P28"><text:span text:style-name="Source_20_Text"><text:span text:style-name="T46">malathy@malathy-virtual-machine:/opt/lampp/htdocs/AmalPharmacy$ &lt;?php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namespace App\Models;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use Illuminate\Contracts\Auth\MustVerifyEmail;</text:span></text:span></text:p>
      <text:p text:style-name="P28"><text:span text:style-name="Source_20_Text"><text:span text:style-name="T46">use Illuminate\Database\Eloquent\Factories\HasFactory;</text:span></text:span></text:p>
      <text:p text:style-name="P28"><text:span text:style-name="Source_20_Text"><text:span text:style-name="T46">use Illuminate\Foundation\Auth\User as Authenticatable;</text:span></text:span></text:p>
      <text:p text:style-name="P28"><text:span text:style-name="Source_20_Text"><text:span text:style-name="T46">use Illuminate\Notifications\Notifiable;</text:span></text:span></text:p>
      <text:p text:style-name="P28"><text:span text:style-name="Source_20_Text"><text:span text:style-name="T46">use Laravel\Fortify\TwoFactorAuthenticatable;</text:span></text:span></text:p>
      <text:p text:style-name="P28"><text:span text:style-name="Source_20_Text"><text:span text:style-name="T46">use Laravel\Jetstream\HasProfilePhoto;</text:span></text:span></text:p>
      <text:p text:style-name="P28"><text:span text:style-name="Source_20_Text"><text:span text:style-name="T46">use Laravel\Sanctum\HasApiTokens;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class User extends Authenticatable</text:span></text:span></text:p>
      <text:p text:style-name="P28"><text:soft-page-break/><text:span text:style-name="Source_20_Text"><text:span text:style-name="T46">{</text:span></text:span></text:p>
      <text:p text:style-name="P28"><text:span text:style-name="Source_20_Text"><text:span text:style-name="T46"><text:s text:c="4"/>use HasApiTokens;</text:span></text:span></text:p>
      <text:p text:style-name="P28"><text:span text:style-name="Source_20_Text"><text:span text:style-name="T46"><text:s text:c="4"/>use HasFactory;</text:span></text:span></text:p>
      <text:p text:style-name="P28"><text:span text:style-name="Source_20_Text"><text:span text:style-name="T46"><text:s text:c="4"/>use HasProfilePhoto;</text:span></text:span></text:p>
      <text:p text:style-name="P28"><text:span text:style-name="Source_20_Text"><text:span text:style-name="T46"><text:s text:c="4"/>use Notifiable;</text:span></text:span></text:p>
      <text:p text:style-name="P28"><text:span text:style-name="Source_20_Text"><text:span text:style-name="T46"><text:s text:c="4"/>use TwoFactorAuthenticatable;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4"/>/**</text:span></text:span></text:p>
      <text:p text:style-name="P28"><text:span text:style-name="Source_20_Text"><text:span text:style-name="T46"><text:s text:c="5"/>* The attributes that are mass assignable.</text:span></text:span></text:p>
      <text:p text:style-name="P28"><text:span text:style-name="Source_20_Text"><text:span text:style-name="T46"><text:s text:c="5"/>*</text:span></text:span></text:p>
      <text:p text:style-name="P28"><text:span text:style-name="Source_20_Text"><text:span text:style-name="T46"><text:s text:c="5"/>* @var string[]</text:span></text:span></text:p>
      <text:p text:style-name="P28"><text:span text:style-name="Source_20_Text"><text:span text:style-name="T46"><text:s/>^C</text:span></text:span></text:p>
      <text:p text:style-name="P28"><text:span text:style-name="Source_20_Text"><text:span text:style-name="T46">malathy@malathy-virtual-machine:/opt/lampp/htdocs/AmalPharmacy$ php artisan make:factory AdminFactory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Factory created successfully. <text:s/></text:span></text:span></text:p>
      <text:p text:style-name="P28"><text:span text:style-name="Source_20_Text"><text:span text:style-name="T46"/></text:span></text:p>
      <text:p text:style-name="P28"><text:soft-page-break/><text:span text:style-name="Source_20_Text"><text:span text:style-name="T46">malathy@malathy-virtual-machine:/opt/lampp/htdocs/AmalPharmacy$ php artisan migrate --seed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Nothing to migrate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Seeding database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validArgumentException 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Unknown format "Admin"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2"/>at vendor/fakerphp/faker/src/Faker/Generator.php:731</text:span></text:span></text:p>
      <text:p text:style-name="P28"><text:span text:style-name="Source_20_Text"><text:span text:style-name="T46"><text:s text:c="4"/>727▕ <text:s text:c="16"/>return $this-&gt;formatters[$format];</text:span></text:span></text:p>
      <text:p text:style-name="P28"><text:span text:style-name="Source_20_Text"><text:span text:style-name="T46"><text:s text:c="4"/>728▕ <text:s text:c="12"/>}</text:span></text:span></text:p>
      <text:p text:style-name="P28"><text:span text:style-name="Source_20_Text"><text:span text:style-name="T46"><text:s text:c="4"/>729▕ <text:s text:c="8"/>}</text:span></text:span></text:p>
      <text:p text:style-name="P28"><text:soft-page-break/><text:span text:style-name="Source_20_Text"><text:span text:style-name="T46"><text:s text:c="4"/>730▕ </text:span></text:span></text:p>
      <text:p text:style-name="P28"><text:span text:style-name="Source_20_Text"><text:span text:style-name="T46"><text:s text:c="2"/>➜ 731▕ <text:s text:c="8"/>throw new \InvalidArgumentException(sprintf('Unknown format "%s"', $format));</text:span></text:span></text:p>
      <text:p text:style-name="P28"><text:span text:style-name="Source_20_Text"><text:span text:style-name="T46"><text:s text:c="4"/>732▕ <text:s text:c="4"/>}</text:span></text:span></text:p>
      <text:p text:style-name="P28"><text:span text:style-name="Source_20_Text"><text:span text:style-name="T46"><text:s text:c="4"/>733▕ </text:span></text:span></text:p>
      <text:p text:style-name="P28"><text:span text:style-name="Source_20_Text"><text:span text:style-name="T46"><text:s text:c="4"/>734▕ <text:s text:c="4"/>/**</text:span></text:span></text:p>
      <text:p text:style-name="P28"><text:span text:style-name="Source_20_Text"><text:span text:style-name="T46"><text:s text:c="4"/>735▕ <text:s text:c="5"/>* Replaces tokens ('{{ tokenName }}') with the result from the token method call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6"/>+2 vendor frames </text:span></text:span></text:p>
      <text:p text:style-name="P28"><text:span text:style-name="Source_20_Text"><text:span text:style-name="T46"><text:s text:c="2"/>3 <text:s text:c="2"/>database/factories/AdminFactory.php:22</text:span></text:span></text:p>
      <text:p text:style-name="P28"><text:span text:style-name="Source_20_Text"><text:span text:style-name="T46"><text:s text:c="6"/>Faker\Generator::__call()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6"/>+7 vendor frames </text:span></text:span></text:p>
      <text:p text:style-name="P28"><text:span text:style-name="Source_20_Text"><text:span text:style-name="T46"><text:s text:c="2"/>11 <text:s/>database/seeders/DatabaseSeeder.php:17</text:span></text:span></text:p>
      <text:p text:style-name="P28"><text:span text:style-name="Source_20_Text"><text:span text:style-name="T46"><text:s text:c="6"/>Illuminate\Database\Eloquent\Factories\Factory::create()</text:span></text:span></text:p>
      <text:p text:style-name="P28"><text:soft-page-break/><text:span text:style-name="Source_20_Text"><text:span text:style-name="T46">malathy@malathy-virtual-machine:/opt/lampp/htdocs/AmalPharmacy$ php artisan migrate --seed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Nothing to migrate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<text:s text:c="3"/>INFO <text:s/>Seeding database. <text:s/></text:span></text:span></text:p>
      <text:p text:style-name="P28"><text:span text:style-name="Source_20_Text"><text:span text:style-name="T46"/></text:span></text:p>
      <text:p text:style-name="P28"><text:span text:style-name="Source_20_Text"><text:span text:style-name="T46">malathy@malathy-virtual-machine:/opt/lampp/htdocs/AmalPharmacy$ 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ndas" svg:font-family="Chandas" style:font-pitch="variable"/>
    <style:font-face style:name="FreeSans" svg:font-family="FreeSans" style:font-family-generic="swiss" style:font-pitch="variable"/>
    <style:font-face style:name="Gargi" svg:font-family="Gargi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7-07T11:06:33.994298295</meta:creation-date>
    <dc:date>2022-08-01T22:57:19.000684035</dc:date>
    <meta:editing-duration>P1DT9H54M14S</meta:editing-duration>
    <meta:editing-cycles>14</meta:editing-cycles>
    <meta:generator>LibreOffice/7.3.3.2$Linux_X86_64 LibreOffice_project/30$Build-2</meta:generator>
    <meta:document-statistic meta:table-count="0" meta:image-count="0" meta:object-count="0" meta:page-count="37" meta:paragraph-count="350" meta:word-count="1633" meta:character-count="17972" meta:non-whitespace-character-count="15630"/>
  </office:meta>
</office:document-meta>
</file>